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0" style:family="paragraph" style:parent-style-name="Preformatted_20_Text">
      <style:text-properties style:font-name="FreeMono" officeooo:rsid="0013c70f" officeooo:paragraph-rsid="00146971"/>
    </style:style>
    <style:style style:name="P21" style:family="paragraph" style:parent-style-name="Preformatted_20_Text">
      <style:text-properties style:font-name="FreeMono" officeooo:rsid="001d592a" officeooo:paragraph-rsid="001d592a"/>
    </style:style>
    <style:style style:name="P22" style:family="paragraph" style:parent-style-name="Preformatted_20_Text">
      <style:text-properties officeooo:rsid="000bec68" officeooo:paragraph-rsid="000bec68"/>
    </style:style>
    <style:style style:name="P23" style:family="paragraph" style:parent-style-name="Preformatted_20_Text">
      <style:text-properties officeooo:rsid="000bec68" officeooo:paragraph-rsid="000b3064"/>
    </style:style>
    <style:style style:name="P24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7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8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9" style:family="paragraph" style:parent-style-name="Preformatted_20_Text">
      <style:text-properties officeooo:paragraph-rsid="000bec68"/>
    </style:style>
    <style:style style:name="P30" style:family="paragraph" style:parent-style-name="Preformatted_20_Text">
      <style:text-properties style:font-name="Liberation Mono" officeooo:rsid="000bec68" officeooo:paragraph-rsid="000bec68"/>
    </style:style>
    <style:style style:name="P31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text-properties officeooo:paragraph-rsid="000b3064"/>
    </style:style>
    <style:style style:name="P37" style:family="paragraph" style:parent-style-name="Preformatted_20_Text">
      <style:text-properties officeooo:rsid="002a0baf" officeooo:paragraph-rsid="002a0baf"/>
    </style:style>
    <style:style style:name="P38" style:family="paragraph" style:parent-style-name="Preformatted_20_Text">
      <style:text-properties officeooo:rsid="002bded6" officeooo:paragraph-rsid="002bded6"/>
    </style:style>
    <style:style style:name="P39" style:family="paragraph" style:parent-style-name="Preformatted_20_Text">
      <style:text-properties officeooo:rsid="002c8fdf" officeooo:paragraph-rsid="002c8fdf"/>
    </style:style>
    <style:style style:name="P40" style:family="paragraph" style:parent-style-name="Preformatted_20_Text">
      <style:text-properties officeooo:paragraph-rsid="002c8fdf"/>
    </style:style>
    <style:style style:name="P41" style:family="paragraph" style:parent-style-name="Preformatted_20_Text">
      <style:text-properties officeooo:rsid="002dcb33" officeooo:paragraph-rsid="002dcb33"/>
    </style:style>
    <style:style style:name="P42" style:family="paragraph" style:parent-style-name="Preformatted_20_Text">
      <style:text-properties officeooo:rsid="00306f6c" officeooo:paragraph-rsid="00306f6c"/>
    </style:style>
    <style:style style:name="P43" style:family="paragraph" style:parent-style-name="Preformatted_20_Text">
      <style:text-properties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7" style:family="paragraph" style:parent-style-name="Text_20_body">
      <style:text-properties officeooo:rsid="001e4ef0" officeooo:paragraph-rsid="001e4ef0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>
      <style:text-properties officeooo:rsid="00343723" officeooo:paragraph-rsid="00343723"/>
    </style:style>
    <style:style style:name="P51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52" style:family="paragraph" style:parent-style-name="Text_20_body" style:list-style-name="L2">
      <style:text-properties officeooo:paragraph-rsid="003e1049"/>
    </style:style>
    <style:style style:name="P53" style:family="paragraph" style:parent-style-name="Text_20_body" style:list-style-name="L2">
      <style:text-properties officeooo:rsid="0022578e" officeooo:paragraph-rsid="0022578e"/>
    </style:style>
    <style:style style:name="P54" style:family="paragraph" style:parent-style-name="Text_20_body" style:list-style-name="L2">
      <style:text-properties officeooo:rsid="003e53a9" officeooo:paragraph-rsid="003e53a9"/>
    </style:style>
    <style:style style:name="P55" style:family="paragraph" style:parent-style-name="Text_20_body" style:list-style-name="L2">
      <style:text-properties officeooo:rsid="003d638f" officeooo:paragraph-rsid="003d638f"/>
    </style:style>
    <style:style style:name="P56" style:family="paragraph" style:parent-style-name="Text_20_body" style:list-style-name="L3">
      <style:text-properties officeooo:rsid="0045c1f1" officeooo:paragraph-rsid="0045c1f1"/>
    </style:style>
    <style:style style:name="P57" style:family="paragraph" style:parent-style-name="Text_20_body">
      <style:text-properties officeooo:rsid="004bfd2f" officeooo:paragraph-rsid="004d0a0a"/>
    </style:style>
    <style:style style:name="P58" style:family="paragraph" style:parent-style-name="Text_20_body">
      <style:text-properties officeooo:rsid="004d0a0a" officeooo:paragraph-rsid="004d0a0a"/>
    </style:style>
    <style:style style:name="P59" style:family="paragraph" style:parent-style-name="Text_20_body">
      <style:text-properties officeooo:rsid="004d0a0a" officeooo:paragraph-rsid="004e4478"/>
    </style:style>
    <style:style style:name="P60" style:family="paragraph" style:parent-style-name="Text_20_body">
      <style:text-properties officeooo:paragraph-rsid="004d0a0a"/>
    </style:style>
    <style:style style:name="P61" style:family="paragraph" style:parent-style-name="Text_20_body">
      <style:text-properties officeooo:rsid="0050d1fd" officeooo:paragraph-rsid="0050d1fd"/>
    </style:style>
    <style:style style:name="P62" style:family="paragraph" style:parent-style-name="Text_20_body">
      <style:text-properties officeooo:rsid="00526057" officeooo:paragraph-rsid="00526057"/>
    </style:style>
    <style:style style:name="P63" style:family="paragraph" style:parent-style-name="Preformatted_20_Text" style:list-style-name="L1">
      <style:text-properties officeooo:paragraph-rsid="000bec68"/>
    </style:style>
    <style:style style:name="P64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65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66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67" style:family="paragraph" style:parent-style-name="Heading_20_2">
      <style:paragraph-properties fo:text-align="center" style:justify-single-word="false"/>
    </style:style>
    <style:style style:name="P68" style:family="paragraph" style:parent-style-name="Heading_20_3">
      <style:text-properties officeooo:rsid="000b3064"/>
    </style:style>
    <style:style style:name="P69" style:family="paragraph" style:parent-style-name="Heading_20_3">
      <style:text-properties officeooo:rsid="001e4ef0" officeooo:paragraph-rsid="001e4ef0"/>
    </style:style>
    <style:style style:name="P70" style:family="paragraph" style:parent-style-name="Heading_20_3">
      <style:text-properties officeooo:rsid="00323ac9" officeooo:paragraph-rsid="00323ac9"/>
    </style:style>
    <style:style style:name="P71" style:family="paragraph" style:parent-style-name="Heading_20_3">
      <style:text-properties officeooo:rsid="00343723" officeooo:paragraph-rsid="0045c1f1"/>
    </style:style>
    <style:style style:name="P72" style:family="paragraph" style:parent-style-name="Heading_20_3">
      <style:text-properties officeooo:rsid="004bfd2f" officeooo:paragraph-rsid="004bfd2f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fo:font-variant="normal" fo:text-transform="none" fo:color="#ffffff" style:font-name="Consolas1" fo:font-size="9.75pt" fo:letter-spacing="normal" fo:font-style="normal" fo:font-weight="normal" loext:padding="0in" loext:border="none"/>
    </style:style>
    <style:style style:name="T14" style:family="text">
      <style:text-properties officeooo:rsid="002c8fd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f6f26"/>
    </style:style>
    <style:style style:name="T17" style:family="text">
      <style:text-properties officeooo:rsid="0033a591"/>
    </style:style>
    <style:style style:name="T18" style:family="text">
      <style:text-properties officeooo:rsid="003928d9"/>
    </style:style>
    <style:style style:name="T19" style:family="text">
      <style:text-properties officeooo:rsid="003a37a9"/>
    </style:style>
    <style:style style:name="T20" style:family="text">
      <style:text-properties officeooo:rsid="003ad41d"/>
    </style:style>
    <style:style style:name="T21" style:family="text">
      <style:text-properties officeooo:rsid="003b839a"/>
    </style:style>
    <style:style style:name="T22" style:family="text">
      <style:text-properties officeooo:rsid="003b89cd"/>
    </style:style>
    <style:style style:name="T23" style:family="text">
      <style:text-properties officeooo:rsid="003e1049"/>
    </style:style>
    <style:style style:name="T24" style:family="text">
      <style:text-properties officeooo:rsid="0022578e"/>
    </style:style>
    <style:style style:name="T25" style:family="text">
      <style:text-properties officeooo:rsid="004044e1"/>
    </style:style>
    <style:style style:name="T26" style:family="text">
      <style:text-properties officeooo:rsid="004b31b5"/>
    </style:style>
    <style:style style:name="T27" style:family="text">
      <style:text-properties officeooo:rsid="004d0a0a"/>
    </style:style>
    <style:style style:name="T28" style:family="text">
      <style:text-properties officeooo:rsid="004e4478"/>
    </style:style>
    <style:style style:name="T29" style:family="text">
      <style:text-properties officeooo:rsid="004f4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9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1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5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bookmark-start text:name="__DdeLink__576_2807547145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9">sudo phpenmod mbstrinog</text:p>
      <text:p text:style-name="P19">sudo systemctl restart apache2</text:p>
      <text:p text:style-name="P19"/>
      <text:p text:style-name="P19">Security setup for phpmyadmin (what I did):<text:tab/></text:p>
      <text:list xml:id="list60640614" text:style-name="L1">
        <text:list-item>
          <text:p text:style-name="P64">vi /etc/apache2/conf-available/phpmyadmin.conf</text:p>
        </text:list-item>
        <text:list-item>
          <text:p text:style-name="P64">Added 'AllowOveride All' line beneath 'DirectoryIndex' index.php line</text:p>
        </text:list-item>
        <text:list-item>
          <text:p text:style-name="P64">sudo systemctl restart apache2</text:p>
        </text:list-item>
        <text:list-item>
          <text:p text:style-name="P64">Created /usr/share/phpmyadmin/.htaccess</text:p>
        </text:list-item>
        <text:list-item>
          <text:p text:style-name="P64">sudo apt-get install apache2-utils</text:p>
        </text:list-item>
        <text:list-item>
          <text:p text:style-name="P63"><text:span text:style-name="T4">s</text:span><text:span text:style-name="T3">udo htpasswd -c /etc/phpmyadmin/.htpasswd cartlc</text:span></text:p>
        </text:list-item>
        <text:list-item>
          <text:p text:style-name="P65">p/w: cartcl#@!</text:p>
          <text:p text:style-name="P65"/>
        </text:list-item>
      </text:list>
      <text:p text:style-name="P29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9"/>
      <text:p text:style-name="P30">I also had to apply this fix for phpMyAdmin:</text:p>
      <text:p text:style-name="P17">IMPORT create_tables.sql</text:p>
      <text:p text:style-name="P17">sudo vi /etc/phpmyadmin/config.inc.php</text:p>
      <text:h text:style-name="P68" text:outline-level="3"/>
      <text:h text:style-name="P68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6"/>
      <text:p text:style-name="P13">In order to get that going the following needed to be done:</text:p>
      <text:p text:style-name="P13"/>
      <text:p text:style-name="P2">sudo a2enmod proxy<text:tab/></text:p>
      <text:p text:style-name="P18">sudo a2enmod proxy_http</text:p>
      <text:p text:style-name="P18">sudo service apache2 restart</text:p>
      <text:p text:style-name="P18"/>
      <text:p text:style-name="P36"/>
      <text:h text:style-name="Heading_20_3" text:outline-level="3">Amazon</text:h>
      <text:p text:style-name="P37"><text:a xlink:type="simple" xlink:href="mailto:dug866@yahoo.com" text:style-name="Internet_20_link" text:visited-style-name="Visited_20_Internet_20_Link">dug866@yahoo.com</text:a>/#</text:p>
      <text:p text:style-name="P37"/>
      <text:p text:style-name="P38"><text:span text:style-name="T15">IAM </text:span><text:span text:style-name="T16">U</text:span><text:span text:style-name="T15">ser</text:span>: cartlc-download</text:p>
      <text:p text:style-name="P38">AmazonS3FullAccess</text:p>
      <text:p text:style-name="P39">S3 Fullaccess</text:p>
      <text:p text:style-name="P40"><text:span text:style-name="T14">Access key ID: </text:span><text:bookmark-start text:name="__DdeLink__1361_738102038"/><text:span text:style-name="T11">AKIAJADYQXDQKYM7UKBA</text:span><text:bookmark-end text:name="__DdeLink__1361_738102038"/></text:p>
      <text:p text:style-name="P40"><text:soft-page-break/></text:p>
      <text:p text:style-name="P45">Bucket:</text:p>
      <text:p text:style-name="P39"><text:span text:style-name="T11">cartlc<text:tab/><text:tab/></text:span><text:span text:style-name="T12">US East (Ohio)</text:span></text:p>
      <text:p text:style-name="P39"/>
      <text:p text:style-name="P45"/>
      <text:p text:style-name="P41">~/.aws/credentials:</text:p>
      <text:p text:style-name="P41">[default] </text:p>
      <text:p text:style-name="P41">aws_access_key_id = AKIAJADYQXDQKYM7UKBA </text:p>
      <text:p text:style-name="P41">aws_secret_access_key = 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 </text:p>
      <text:p text:style-name="P39"/>
      <text:p text:style-name="P42">~/.aws/config:</text:p>
      <text:p text:style-name="P42"/>
      <text:p text:style-name="P42">[default] </text:p>
      <text:p text:style-name="P42">region = us-east-2 </text:p>
      <text:p text:style-name="P38"/>
      <text:p text:style-name="P43">Identify Pool:</text:p>
      <text:p text:style-name="P43">FleetTLC</text:p>
      <text:p text:style-name="P44">Enable access to unauthenticated identities</text:p>
      <text:p text:style-name="P43">Unauthenticated role: Cognito_FleetTLCUnauth_Role</text:p>
      <text:p text:style-name="P43">Authtenticated role: Cognito_FleetTLCAuth_Role</text:p>
      <text:p text:style-name="P43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4">Application Secret:</text:p>
      <text:p text:style-name="P22"/>
      <text:p text:style-name="P22">An application secret was generated by using this command, within sbt:</text:p>
      <text:p text:style-name="P27">playGenerateSecret</text:p>
      <text:p text:style-name="P28"/>
      <text:p text:style-name="P22">The value of this was placed in the .bashrc environment variable as APPLICATION_SECRET:</text:p>
      <text:p text:style-name="P14"/>
      <text:p text:style-name="P22"><text:span text:style-name="T7">Invocation</text:span>:</text:p>
      <text:p text:style-name="P16"/>
      <text:p text:style-name="P30">After creating a zip file from the play sources you can do this:</text:p>
      <text:p text:style-name="P30"/>
      <text:p text:style-name="P17">sudo bin/play-java -Dhttp.port=80 -Dplay.crypto.secret="$APPLICATION_SECRET"</text:p>
      <text:p text:style-name="P14"/>
      <text:p text:style-name="P22">Or directly from sbt by issuing this command:</text:p>
      <text:p text:style-name="P22"/>
      <text:p text:style-name="P27">testProd</text:p>
      <text:p text:style-name="P28"/>
      <text:p text:style-name="P28">Or:</text:p>
      <text:p text:style-name="P28"/>
      <text:p text:style-name="P28">run</text:p>
      <text:p text:style-name="P14"/>
      <text:p text:style-name="P26">Development</text:p>
      <text:p text:style-name="P26"/>
      <text:p text:style-name="P31">Download the SBT program and install it:</text:p>
      <text:p text:style-name="P31"/>
      <text:p text:style-name="P31"><text:a xlink:type="simple" xlink:href="http://www.scala-sbt.org/download.html" text:style-name="Internet_20_link" text:visited-style-name="Visited_20_Internet_20_Link">http://www.scala-sbt.org/download.html</text:a></text:p>
      <text:p text:style-name="P31"/>
      <text:p text:style-name="P31">Go to the root of the server tree and do this:</text:p>
      <text:p text:style-name="P31"><text:soft-page-break/></text:p>
      <text:p text:style-name="P31"><text:span text:style-name="Source_20_Text"><text:span text:style-name="T10">sbt -mem 2048</text:span></text:span></text:p>
      <text:p text:style-name="P31"/>
      <text:p text:style-name="P31">This will bring you into the console.</text:p>
      <text:p text:style-name="P31"/>
      <text:p text:style-name="P31">You can do “run 9003” to run on a different port.</text:p>
      <text:p text:style-name="P31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3"/>
      <text:p text:style-name="P13"/>
      <text:h text:style-name="P69" text:outline-level="3">Deployment</text:h>
      <text:p text:style-name="P47">From sbt do a 'dist' command.</text:p>
      <text:p text:style-name="P47">This will create a zip file in target/universal.</text:p>
      <text:p text:style-name="P47">I wrote a script called 'wrap' in the root of the GitHub repo to copy this file to the server:</text:p>
      <text:p text:style-name="P47"><text:span text:style-name="T2">scp -i ~/.ssh/cartlc.pem $ZIPFILE ubuntu@cartlc.arqnetworks.com:/home/ubuntu/server/</text:span> </text:p>
      <text:p text:style-name="P13"/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20">curl --header "Content-type: application/json" --request POST <text:span text:style-name="T9">\</text:span></text:p>
      <text:p text:style-name="P20"><text:s/>--data '{"first_name": "Doug", "last_name": "Selph", "imei": "555"}' <text:span text:style-name="T9">\</text:span></text:p>
      <text:p text:style-name="P20"><text:s/>http://localhost/register </text:p>
      <text:p text:style-name="P20"/>
      <text:p text:style-name="P20"/>
      <text:h text:style-name="Heading_20_3" text:outline-level="3">Development Pattern</text:h>
      <text:list xml:id="list2443378761" text:style-name="L2">
        <text:list-item>
          <text:p text:style-name="P53">Make changes in CarTLC/server/play sources.</text:p>
        </text:list-item>
        <text:list-item>
          <text:p text:style-name="P53">On local machine go to CarTLC/server/play and run 'sbt -mem 2048'</text:p>
        </text:list-item>
        <text:list-item>
          <text:p text:style-name="P53">Issue the command “compile”.</text:p>
        </text:list-item>
        <text:list-item>
          <text:p text:style-name="P53">Commit changes. Push.</text:p>
        </text:list-item>
        <text:list-item>
          <text:p text:style-name="P52"><text:span text:style-name="T24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4">ubuntu@cartlc.arqnetworks.com</text:span></text:a><text:span text:style-name="T24"><text:line-break/></text:span><text:soft-page-break/><text:span text:style-name="T24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3">See server/admin/develop/README and server/admin/release/README</text:span></text:p>
        </text:list-item>
        <text:list-item>
          <text:p text:style-name="P53">Test changes.</text:p>
        </text:list-item>
        <text:list-item>
          <text:p text:style-name="P54">Update version of server in <text:span text:style-name="T25">server.play/</text:span>build.sbt. Do the same for APP in <text:span text:style-name="T25">appMain/</text:span>build.gradle</text:p>
        </text:list-item>
        <text:list-item>
          <text:p text:style-name="P53">When ready, go back to local machine, and this time issue “dist” from sbt console.</text:p>
        </text:list-item>
        <text:list-item>
          <text:p text:style-name="P53">Go to “CarTLC”. Run “<text:span text:style-name="T19">r-</text:span>wrap-server”. <text:span text:style-name="T21">For a release version run ‘r-wrap-server -r’</text:span></text:p>
        </text:list-item>
        <text:list-item>
          <text:p text:style-name="P53">This will push a zip file to the <text:span text:style-name="T21">development</text:span> server <text:span text:style-name="T21">(-r will send it to the release server).</text:span> Following instructions (“unzip, reset 'active' soft link, then say 'run-server')</text:p>
        </text:list-item>
        <text:list-item>
          <text:p text:style-name="P53">For the APP side, generate a release executable, and then run “<text:span text:style-name="T20">r-</text:span>wrap-app”. <text:span text:style-name="T22">For a development side do Build Executable, then say ‘r-wrap-app -d’.</text:span></text:p>
        </text:list-item>
        <text:list-item>
          <text:p text:style-name="P55">To verify in the APP which server it is sending the data to, the version code will have a ‘d’ suffix for the development side. Otherwise it is the release side.</text:p>
        </text:list-item>
      </text:list>
      <text:h text:style-name="P70" text:outline-level="3">REBOOT</text:h>
      <text:p text:style-name="P48">Added the following line in /etc/crontab:</text:p>
      <text:p text:style-name="P48">@reboot <text:span text:style-name="T17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50">Dump:</text:p>
      <text:p text:style-name="P50">mysqldump -u cartlc -p cartlc &gt; dump<text:span text:style-name="T18">-`date +%Y-%m-%d`</text:span>.sql</text:p>
      <text:p text:style-name="P15">p/w: cartcl</text:p>
      <text:p text:style-name="P15"/>
      <text:p text:style-name="P50">Restore:</text:p>
      <text:p text:style-name="P50"><text:bookmark-start text:name="__DdeLink__611_2807547145"/><text:bookmark-start text:name="__DdeLink__582_2807547145"/><text:bookmark-start text:name="__DdeLink__588_2807547145"/><text:bookmark-start text:name="__DdeLink__566_2807547145"/>mysql -u cartlc -p<text:bookmark-end text:name="__DdeLink__611_2807547145"/><text:bookmark-end text:name="__DdeLink__582_2807547145"/><text:bookmark-end text:name="__DdeLink__588_2807547145"/><text:bookmark-end text:name="__DdeLink__566_2807547145"/></text:p>
      <text:p text:style-name="P50">mysql&gt; use cartlc</text:p>
      <text:p text:style-name="P50">mysql&gt; source dump.sql</text:p>
      <text:h text:style-name="P71" text:outline-level="3"><text:soft-page-break/>Database Reset <text:span text:style-name="T26">Procedure</text:span></text:h>
      <text:list xml:id="list1186722807" text:style-name="L3">
        <text:list-item>
          <text:p text:style-name="P56">On server execute “reset.sql” in mysql. See above.</text:p>
        </text:list-item>
        <text:list-item>
          <text:p text:style-name="P56">Restart server</text:p>
        </text:list-item>
        <text:list-item>
          <text:p text:style-name="P56">Invoke server so evolution happens.</text:p>
        </text:list-item>
        <text:list-item>
          <text:p text:style-name="P56">Setup tables using server/play/input files.</text:p>
        </text:list-item>
      </text:list>
      <text:p text:style-name="P50"/>
      <text:h text:style-name="P72" text:outline-level="3">ACRA Setup on Server</text:h>
      <text:p text:style-name="P57"><text:span text:style-name="T27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 <text:span text:style-name="T29">(failure)</text:span></text:p>
      <text:p text:style-name="P58">Yet did this instead:</text:p>
      <text:p text:style-name="P60"><text:span text:style-name="T27">apt-get install couchdb</text:span><text:line-break/><text:span text:style-name="T27">curl </text:span><text:a xlink:type="simple" xlink:href="http://127.0.0.1:5984/" text:style-name="Internet_20_link" text:visited-style-name="Visited_20_Internet_20_Link"><text:span text:style-name="T27">http://127.0.0.1:5984</text:span></text:a></text:p>
      <text:p text:style-name="P58">sudo vi /etc/apache2/sites-available/000-default.conf</text:p>
      <text:p text:style-name="P58">Placed this line below the “^/phpmyadmin !” line:</text:p>
      <text:p text:style-name="P58"><text:s text:c="8"/>ProxyPass /_utils http://127.0.0.1:5984/_utils </text:p>
      <text:p text:style-name="P61">Reset apache with:</text:p>
      <text:p text:style-name="P51">sudo a2enmod proxy<text:tab/></text:p>
      <text:p text:style-name="P66">sudo a2enmod proxy_http</text:p>
      <text:p text:style-name="P66">sudo service apache2 restart</text:p>
      <text:p text:style-name="P66"/>
      <text:p text:style-name="P59"><text:span text:style-name="T28">From Browser this now works:</text:span></text:p>
      <text:p text:style-name="P59"><text:a xlink:type="simple" xlink:href="http://cartlc.arqnetworks.com/_utils/" text:style-name="Internet_20_link" text:visited-style-name="Visited_20_Internet_20_Link">http://cartlc.arqnetworks.com/_utils/</text:a></text:p>
      <text:p text:style-name="P59"/>
      <text:p text:style-name="P62">sudo vi /etc/couchdb/local.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1:55:44.435291894</dc:date>
    <meta:generator>LibreOffice/5.3.4.2$Linux_X86_64 LibreOffice_project/f82d347ccc0be322489bf7da61d7e4ad13fe2ff3</meta:generator>
    <meta:editing-duration>PT23H34M40S</meta:editing-duration>
    <meta:editing-cycles>48</meta:editing-cycles>
    <meta:document-statistic meta:table-count="0" meta:image-count="0" meta:object-count="0" meta:page-count="6" meta:paragraph-count="173" meta:word-count="819" meta:character-count="6537" meta:non-whitespace-character-count="5865"/>
  </office:meta>
</office:document-meta>
</file>